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53F82252.png" manifest:media-type="image/png"/>
  <manifest:file-entry manifest:full-path="Object 5/Pictures/10000000000000080000000888F44274.png" manifest:media-type="image/png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752FBB01.png" manifest:media-type="image/png"/>
  <manifest:file-entry manifest:full-path="Object 5/Pictures/1000000000000008000000081CB5CF00.png" manifest:media-type="image/png"/>
  <manifest:file-entry manifest:full-path="Object 5/Pictures/100000000000000800000008B861DA16.png" manifest:media-type="image/png"/>
  <manifest:file-entry manifest:full-path="Object 5/Pictures/100000000000000800000008B349DDEC.png" manifest:media-type="image/png"/>
  <manifest:file-entry manifest:full-path="Object 5/Pictures/100000000000000800000008DD05889E.png" manifest:media-type="image/png"/>
  <manifest:file-entry manifest:full-path="Object 5/Pictures/100000000000000800000008C07C749D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81F56B00.png" manifest:media-type="image/png"/>
  <manifest:file-entry manifest:full-path="Object 5/Pictures/10000000000000080000000800AE3E82.png" manifest:media-type="image/png"/>
  <manifest:file-entry manifest:full-path="Object 5/Pictures/10000000000000080000000839493935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E4CB855F.png" manifest:media-type="image/png"/>
  <manifest:file-entry manifest:full-path="Object 5/Pictures/1000000000000008000000088693320A.png" manifest:media-type="image/png"/>
  <manifest:file-entry manifest:full-path="Object 5/Pictures/10000000000000080000000854C2C24C.png" manifest:media-type="image/png"/>
  <manifest:file-entry manifest:full-path="Object 5/Pictures/10000000000000080000000894879245.png" manifest:media-type="image/png"/>
  <manifest:file-entry manifest:full-path="Object 5/Pictures/100000000000000800000008A19C439F.png" manifest:media-type="image/png"/>
  <manifest:file-entry manifest:full-path="Object 5/Pictures/100000000000000800000008816AF50A.png" manifest:media-type="image/png"/>
  <manifest:file-entry manifest:full-path="Object 5/Pictures/1000000000000008000000082AA353A8.png" manifest:media-type="image/png"/>
  <manifest:file-entry manifest:full-path="Object 5/Pictures/1000000000000008000000081C20157C.png" manifest:media-type="image/png"/>
  <manifest:file-entry manifest:full-path="Object 5/Pictures/100000000000000800000008022402E9.png" manifest:media-type="image/png"/>
  <manifest:file-entry manifest:full-path="Object 5/Pictures/1000000000000008000000084F2166A2.png" manifest:media-type="image/png"/>
  <manifest:file-entry manifest:full-path="Object 5/Pictures/100000000000000800000008A2713C93.png" manifest:media-type="image/png"/>
  <manifest:file-entry manifest:full-path="Object 5/Pictures/10000000000000080000000862D6A51C.png" manifest:media-type="image/png"/>
  <manifest:file-entry manifest:full-path="Object 5/Pictures/100000000000000800000008100A2A41.png" manifest:media-type="image/png"/>
  <manifest:file-entry manifest:full-path="Object 5/Pictures/1000000000000008000000085DDCBAB8.png" manifest:media-type="image/png"/>
  <manifest:file-entry manifest:full-path="Object 5/Pictures/100000000000000800000008CA29F8D8.png" manifest:media-type="image/png"/>
  <manifest:file-entry manifest:full-path="Object 5/Pictures/100000000000000800000008ACA71E2A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76FF7815.png" manifest:media-type="image/png"/>
  <manifest:file-entry manifest:full-path="Object 5/Pictures/100000000000000800000008CBFB14AB.png" manifest:media-type="image/png"/>
  <manifest:file-entry manifest:full-path="Object 5/Pictures/1000000000000008000000080D422726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1053364083002" calcext:value-type="float">
            <text:p>0,721053364083002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88007558647574" calcext:value-type="float">
            <text:p>0,888007558647574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98970160007361" calcext:value-type="float">
            <text:p>0,898970160007361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99749621960539" calcext:value-type="float">
            <text:p>0,899749621960539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8310475242941" calcext:value-type="float">
            <text:p>0,908310475242941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8428997507927" calcext:value-type="float">
            <text:p>0,808428997507927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9756569301465" calcext:value-type="float">
            <text:p>0,929756569301465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35764102486605" calcext:value-type="float">
            <text:p>0,93576410248660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33347378451487" calcext:value-type="float">
            <text:p>0,933347378451487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41684835263826" calcext:value-type="float">
            <text:p>0,941684835263826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9584055931171" calcext:value-type="float">
            <text:p>0,689584055931171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9852231981852" calcext:value-type="float">
            <text:p>0,819852231981852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2598226534499" calcext:value-type="float">
            <text:p>0,80259822653449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35690992331405" calcext:value-type="float">
            <text:p>0,835690992331405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5041410062608" calcext:value-type="float">
            <text:p>0,745041410062608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9634770035115" calcext:value-type="float">
            <text:p>0,799634770035115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7889482578502" calcext:value-type="float">
            <text:p>0,767889482578502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9852357248051" calcext:value-type="float">
            <text:p>0,759852357248051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0162680626592" calcext:value-type="float">
            <text:p>0,9016268062659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63034152052225" calcext:value-type="float">
            <text:p>0,763034152052225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47389165322463" calcext:value-type="float">
            <text:p>0,647389165322463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9209130263921" calcext:value-type="float">
            <text:p>0,849209130263921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5462994579094" calcext:value-type="float">
            <text:p>0,855462994579094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9927488158043" calcext:value-type="float">
            <text:p>0,809927488158043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0142685307118" calcext:value-type="float">
            <text:p>0,580142685307118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61612308585064" calcext:value-type="float">
            <text:p>0,761612308585064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91389187506933" calcext:value-type="float">
            <text:p>0,891389187506933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8329093353359" calcext:value-type="float">
            <text:p>0,888329093353359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692966015288" calcext:value-type="float">
            <text:p>0,8469296601528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99596991592051" calcext:value-type="float">
            <text:p>0,69959699159205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81243544544835" calcext:value-type="float">
            <text:p>0,581243544544835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3004569052547" calcext:value-type="float">
            <text:p>0,783004569052547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2904795971704" calcext:value-type="float">
            <text:p>0,752904795971704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0825089229627" calcext:value-type="float">
            <text:p>0,780825089229627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72855418305057" calcext:value-type="float">
            <text:p>0,572855418305057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457388568315" calcext:value-type="float">
            <text:p>0,756457388568315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4955755862115" calcext:value-type="float">
            <text:p>0,734955755862115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5147464452114" calcext:value-type="float">
            <text:p>0,735147464452114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33746758550234" calcext:value-type="float">
            <text:p>0,833746758550234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0863957453313" calcext:value-type="float">
            <text:p>0,66086395745331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9250087844804" calcext:value-type="float">
            <text:p>0,679250087844804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6891603051836" calcext:value-type="float">
            <text:p>0,766891603051836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4085953803914" calcext:value-type="float">
            <text:p>0,794085953803914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2660177885698" calcext:value-type="float">
            <text:p>0,782660177885698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802057287526" calcext:value-type="float">
            <text:p>0,49802057287526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8289882200814" calcext:value-type="float">
            <text:p>0,778289882200814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2648461763015" calcext:value-type="float">
            <text:p>0,832648461763015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7184917025723" calcext:value-type="float">
            <text:p>0,837184917025723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6367019245274" calcext:value-type="float">
            <text:p>0,826367019245274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8487686327005" calcext:value-type="float">
            <text:p>0,588487686327005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7096484154413" calcext:value-type="float">
            <text:p>0,707096484154413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4849853769927" calcext:value-type="float">
            <text:p>0,764849853769927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7679933079633" calcext:value-type="float">
            <text:p>0,757679933079633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2207371616679" calcext:value-type="float">
            <text:p>0,742207371616679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0547929637329" calcext:value-type="float">
            <text:p>0,450547929637329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5278998237024" calcext:value-type="float">
            <text:p>0,785278998237024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6383235125336" calcext:value-type="float">
            <text:p>0,746383235125336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8727429041966" calcext:value-type="float">
            <text:p>0,778727429041966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2374066600832" calcext:value-type="float">
            <text:p>0,822374066600832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62132532474925" calcext:value-type="float">
            <text:p>0,562132532474925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7541015612855" calcext:value-type="float">
            <text:p>0,617541015612855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2769219040527" calcext:value-type="float">
            <text:p>0,682769219040527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6184139013594" calcext:value-type="float">
            <text:p>0,736184139013594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7665263354413" calcext:value-type="float">
            <text:p>0,70766526335441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4693167649759" calcext:value-type="float">
            <text:p>0,44693167649759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0342634685274" calcext:value-type="float">
            <text:p>0,710342634685274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5141329786445" calcext:value-type="float">
            <text:p>0,75141329786445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0120742583237" calcext:value-type="float">
            <text:p>0,790120742583237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56412705212246" calcext:value-type="float">
            <text:p>0,756412705212246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8369574238576" calcext:value-type="float">
            <text:p>0,498369574238576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27212150400315" calcext:value-type="float">
            <text:p>0,62721215040031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66583776160417" calcext:value-type="float">
            <text:p>0,666583776160417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9113039427402" calcext:value-type="float">
            <text:p>0,699113039427402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1996607191843" calcext:value-type="float">
            <text:p>0,671996607191843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1211951100134" calcext:value-type="float">
            <text:p>0,38121195110013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908012623476" calcext:value-type="float">
            <text:p>0,71908012623476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4112628998837" calcext:value-type="float">
            <text:p>0,684112628998837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9756648514599" calcext:value-type="float">
            <text:p>0,739756648514599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56871805504224" calcext:value-type="float">
            <text:p>0,756871805504224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0806944774294" calcext:value-type="float">
            <text:p>0,470806944774294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21053364083002" calcext:value-type="float">
            <text:p>0,721053364083002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21053364083002" calcext:value-type="float">
            <text:p>0,7211</text:p>
          </table:table-cell>
          <table:table-cell table:formula="of:=MAX([.E2:.E6])" office:value-type="float" office:value="0.908310475242941" calcext:value-type="float">
            <text:p>0,9083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88007558647574" calcext:value-type="float">
            <text:p>0,88800755864757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80142685307118" calcext:value-type="float">
            <text:p>0,5801</text:p>
          </table:table-cell>
          <table:table-cell table:formula="of:=MAX([.E22:.E26])" office:value-type="float" office:value="0.855462994579094" calcext:value-type="float">
            <text:p>0,8555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98970160007361" calcext:value-type="float">
            <text:p>0,89897016000736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9802057287526" calcext:value-type="float">
            <text:p>0,4980</text:p>
          </table:table-cell>
          <table:table-cell table:formula="of:=MAX([.E42:.E46])" office:value-type="float" office:value="0.794085953803914" calcext:value-type="float">
            <text:p>0,7941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99749621960539" calcext:value-type="float">
            <text:p>0,89974962196053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4693167649759" calcext:value-type="float">
            <text:p>0,4469</text:p>
          </table:table-cell>
          <table:table-cell table:formula="of:=MAX([.E62:.E66])" office:value-type="float" office:value="0.736184139013594" calcext:value-type="float">
            <text:p>0,7362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8310475242941" calcext:value-type="float">
            <text:p>0,9083104752429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08428997507927" calcext:value-type="float">
            <text:p>0,808428997507927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08428997507927" calcext:value-type="float">
            <text:p>0,8084</text:p>
          </table:table-cell>
          <table:table-cell table:formula="of:=MAX([.E7:.E11])" office:value-type="float" office:value="0.941684835263826" calcext:value-type="float">
            <text:p>0,9417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29756569301465" calcext:value-type="float">
            <text:p>0,92975656930146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99596991592051" calcext:value-type="float">
            <text:p>0,6996</text:p>
          </table:table-cell>
          <table:table-cell table:formula="of:=MAX([.E27:.E31])" office:value-type="float" office:value="0.891389187506933" calcext:value-type="float">
            <text:p>0,8914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35764102486605" calcext:value-type="float">
            <text:p>0,93576410248660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88487686327005" calcext:value-type="float">
            <text:p>0,5885</text:p>
          </table:table-cell>
          <table:table-cell table:formula="of:=MAX([.E47:.E51])" office:value-type="float" office:value="0.837184917025723" calcext:value-type="float">
            <text:p>0,8372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33347378451487" calcext:value-type="float">
            <text:p>0,933347378451487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98369574238576" calcext:value-type="float">
            <text:p>0,4984</text:p>
          </table:table-cell>
          <table:table-cell table:formula="of:=MAX([.E67:.E71])" office:value-type="float" office:value="0.790120742583237" calcext:value-type="float">
            <text:p>0,790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41684835263826" calcext:value-type="float">
            <text:p>0,941684835263826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689584055931171" calcext:value-type="float">
            <text:p>0,689584055931171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689584055931171" calcext:value-type="float">
            <text:p>0,6896</text:p>
          </table:table-cell>
          <table:table-cell table:formula="of:=MAX([.E12:.E16])" office:value-type="float" office:value="0.835690992331405" calcext:value-type="float">
            <text:p>0,835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19852231981852" calcext:value-type="float">
            <text:p>0,81985223198185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72855418305057" calcext:value-type="float">
            <text:p>0,5729</text:p>
          </table:table-cell>
          <table:table-cell table:formula="of:=MAX([.E32:.E36])" office:value-type="float" office:value="0.783004569052547" calcext:value-type="float">
            <text:p>0,783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02598226534499" calcext:value-type="float">
            <text:p>0,80259822653449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0547929637329" calcext:value-type="float">
            <text:p>0,4505</text:p>
          </table:table-cell>
          <table:table-cell table:formula="of:=MAX([.E52:.E56])" office:value-type="float" office:value="0.764849853769927" calcext:value-type="float">
            <text:p>0,7648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35690992331405" calcext:value-type="float">
            <text:p>0,83569099233140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81211951100134" calcext:value-type="float">
            <text:p>0,3812</text:p>
          </table:table-cell>
          <table:table-cell table:formula="of:=MAX([.E72:.E76])" office:value-type="float" office:value="0.699113039427402" calcext:value-type="float">
            <text:p>0,699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45041410062608" calcext:value-type="float">
            <text:p>0,745041410062608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799634770035115" calcext:value-type="float">
            <text:p>0,799634770035115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59852357248051" calcext:value-type="float">
            <text:p>0,7599</text:p>
          </table:table-cell>
          <table:table-cell table:formula="of:=MAX([.E17:.E21])" office:value-type="float" office:value="0.90162680626592" calcext:value-type="float">
            <text:p>0,901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67889482578502" calcext:value-type="float">
            <text:p>0,76788948257850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60863957453313" calcext:value-type="float">
            <text:p>0,6609</text:p>
          </table:table-cell>
          <table:table-cell table:formula="of:=MAX([.E37:.E41])" office:value-type="float" office:value="0.833746758550234" calcext:value-type="float">
            <text:p>0,833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59852357248051" calcext:value-type="float">
            <text:p>0,75985235724805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2132532474925" calcext:value-type="float">
            <text:p>0,5621</text:p>
          </table:table-cell>
          <table:table-cell table:formula="of:=MAX([.E57:.E61])" office:value-type="float" office:value="0.822374066600832" calcext:value-type="float">
            <text:p>0,8224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0162680626592" calcext:value-type="float">
            <text:p>0,9016268062659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470806944774294" calcext:value-type="float">
            <text:p>0,4708</text:p>
          </table:table-cell>
          <table:table-cell table:formula="of:=MAX([.E77:.E81])" office:value-type="float" office:value="0.756871805504224" calcext:value-type="float">
            <text:p>0,756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63034152052225" calcext:value-type="float">
            <text:p>0,763034152052225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47389165322463" calcext:value-type="float">
            <text:p>0,647389165322463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849209130263921" calcext:value-type="float">
            <text:p>0,849209130263921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55462994579094" calcext:value-type="float">
            <text:p>0,8554629945790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809927488158043" calcext:value-type="float">
            <text:p>0,80992748815804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80142685307118" calcext:value-type="float">
            <text:p>0,580142685307118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61612308585064" calcext:value-type="float">
            <text:p>0,761612308585064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91389187506933" calcext:value-type="float">
            <text:p>0,891389187506933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88329093353359" calcext:value-type="float">
            <text:p>0,888329093353359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4692966015288" calcext:value-type="float">
            <text:p>0,846929660152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99596991592051" calcext:value-type="float">
            <text:p>0,69959699159205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81243544544835" calcext:value-type="float">
            <text:p>0,5812435445448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83004569052547" calcext:value-type="float">
            <text:p>0,7830045690525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52904795971704" calcext:value-type="float">
            <text:p>0,7529047959717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80825089229627" calcext:value-type="float">
            <text:p>0,7808250892296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72855418305057" calcext:value-type="float">
            <text:p>0,5728554183050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56457388568315" calcext:value-type="float">
            <text:p>0,756457388568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734955755862115" calcext:value-type="float">
            <text:p>0,7349557558621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735147464452114" calcext:value-type="float">
            <text:p>0,7351474644521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833746758550234" calcext:value-type="float">
            <text:p>0,8337467585502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60863957453313" calcext:value-type="float">
            <text:p>0,6608639574533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679250087844804" calcext:value-type="float">
            <text:p>0,6792500878448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66891603051836" calcext:value-type="float">
            <text:p>0,76689160305183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94085953803914" calcext:value-type="float">
            <text:p>0,7940859538039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782660177885698" calcext:value-type="float">
            <text:p>0,7826601778856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9802057287526" calcext:value-type="float">
            <text:p>0,4980205728752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778289882200814" calcext:value-type="float">
            <text:p>0,7782898822008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832648461763015" calcext:value-type="float">
            <text:p>0,8326484617630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37184917025723" calcext:value-type="float">
            <text:p>0,8371849170257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826367019245274" calcext:value-type="float">
            <text:p>0,826367019245274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88487686327005" calcext:value-type="float">
            <text:p>0,588487686327005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707096484154413" calcext:value-type="float">
            <text:p>0,707096484154413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64849853769927" calcext:value-type="float">
            <text:p>0,764849853769927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57679933079633" calcext:value-type="float">
            <text:p>0,7576799330796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742207371616679" calcext:value-type="float">
            <text:p>0,742207371616679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0547929637329" calcext:value-type="float">
            <text:p>0,450547929637329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785278998237024" calcext:value-type="float">
            <text:p>0,785278998237024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46383235125336" calcext:value-type="float">
            <text:p>0,746383235125336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78727429041966" calcext:value-type="float">
            <text:p>0,7787274290419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822374066600832" calcext:value-type="float">
            <text:p>0,8223740666008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62132532474925" calcext:value-type="float">
            <text:p>0,5621325324749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17541015612855" calcext:value-type="float">
            <text:p>0,61754101561285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82769219040527" calcext:value-type="float">
            <text:p>0,6827692190405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6184139013594" calcext:value-type="float">
            <text:p>0,7361841390135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707665263354413" calcext:value-type="float">
            <text:p>0,7076652633544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4693167649759" calcext:value-type="float">
            <text:p>0,446931676497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710342634685274" calcext:value-type="float">
            <text:p>0,7103426346852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5141329786445" calcext:value-type="float">
            <text:p>0,751413297864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90120742583237" calcext:value-type="float">
            <text:p>0,79012074258323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56412705212246" calcext:value-type="float">
            <text:p>0,7564127052122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98369574238576" calcext:value-type="float">
            <text:p>0,498369574238576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627212150400315" calcext:value-type="float">
            <text:p>0,627212150400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66583776160417" calcext:value-type="float">
            <text:p>0,66658377616041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99113039427402" calcext:value-type="float">
            <text:p>0,6991130394274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71996607191843" calcext:value-type="float">
            <text:p>0,671996607191843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81211951100134" calcext:value-type="float">
            <text:p>0,38121195110013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71908012623476" calcext:value-type="float">
            <text:p>0,71908012623476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84112628998837" calcext:value-type="float">
            <text:p>0,684112628998837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39756648514599" calcext:value-type="float">
            <text:p>0,739756648514599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56871805504224" calcext:value-type="float">
            <text:p>0,7568718055042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470806944774294" calcext:value-type="float">
            <text:p>0,4708069447742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ce24"/>
        <table:table-column table:style-name="co23" table:default-cell-style-name="ce24"/>
        <table:table-column table:style-name="co24" table:default-cell-style-name="ce25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ce24"/>
        <table:table-column table:style-name="co24" table:default-cell-style-name="ce2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ce24"/>
        <table:table-column table:style-name="co1" table:default-cell-style-name="ce25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DT for all request types (corr_max=0, 1)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08428997507927" calcext:value-type="float">
            <text:p>0.8084</text:p>
          </table:table-cell>
          <table:table-cell table:formula="of:=[$similarity_scores.E17]" office:value-type="float" office:value="0.799634770035115" calcext:value-type="float">
            <text:p>0.7996</text:p>
          </table:table-cell>
          <table:table-cell table:formula="of:=[.D4]/[.E4]-1" office:value-type="percentage" office:value="0.0109978052510471" calcext:value-type="percentage">
            <text:p>1.10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2]" office:value-type="float" office:value="0.721053364083002" calcext:value-type="float">
            <text:p>0.7211</text:p>
          </table:table-cell>
          <table:table-cell table:formula="of:=[$similarity_scores.E12]" office:value-type="float" office:value="0.689584055931171" calcext:value-type="float">
            <text:p>0.6896</text:p>
          </table:table-cell>
          <table:table-cell table:formula="of:=[.J4]/[.K4]-1" office:value-type="percentage" office:value="0.0456352026720461" calcext:value-type="percentage">
            <text:p>4.56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D4]" office:value-type="float" office:value="0.808428997507927" calcext:value-type="float">
            <text:p>0.8084</text:p>
          </table:table-cell>
          <table:table-cell table:formula="of:=[.J4]" office:value-type="float" office:value="0.721053364083002" calcext:value-type="float">
            <text:p>0.7211</text:p>
          </table:table-cell>
          <table:table-cell table:formula="of:=[.P4]/[.Q4]-1" office:value-type="percentage" office:value="0.121177762669543" calcext:value-type="percentage">
            <text:p>12.12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E4]" office:value-type="float" office:value="0.799634770035115" calcext:value-type="float">
            <text:p>0.7996</text:p>
          </table:table-cell>
          <table:table-cell table:formula="of:=[.K4]" office:value-type="float" office:value="0.689584055931171" calcext:value-type="float">
            <text:p>0.6896</text:p>
          </table:table-cell>
          <table:table-cell table:formula="of:=[.V4]/[.W4]-1" office:value-type="percentage" office:value="0.159589992195134" calcext:value-type="percentage">
            <text:p>15.9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29756569301465" calcext:value-type="float">
            <text:p>0.9298</text:p>
          </table:table-cell>
          <table:table-cell table:formula="of:=[$similarity_scores.E18]" office:value-type="float" office:value="0.767889482578502" calcext:value-type="float">
            <text:p>0.7679</text:p>
          </table:table-cell>
          <table:table-cell table:formula="of:=[.D5]/[.E5]-1" office:value-type="percentage" office:value="0.210794769814307" calcext:value-type="percentage">
            <text:p>21.0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3]" office:value-type="float" office:value="0.888007558647574" calcext:value-type="float">
            <text:p>0.8880</text:p>
          </table:table-cell>
          <table:table-cell table:formula="of:=[$similarity_scores.E13]" office:value-type="float" office:value="0.819852231981852" calcext:value-type="float">
            <text:p>0.8199</text:p>
          </table:table-cell>
          <table:table-cell table:formula="of:=[.J5]/[.K5]-1" office:value-type="percentage" office:value="0.0831312326868567" calcext:value-type="percentage">
            <text:p>8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5]" office:value-type="float" office:value="0.929756569301465" calcext:value-type="float">
            <text:p>0.9298</text:p>
          </table:table-cell>
          <table:table-cell table:formula="of:=[.J5]" office:value-type="float" office:value="0.888007558647574" calcext:value-type="float">
            <text:p>0.8880</text:p>
          </table:table-cell>
          <table:table-cell table:formula="of:=[.P5]/[.Q5]-1" office:value-type="percentage" office:value="0.0470142514524026" calcext:value-type="percentage">
            <text:p>4.7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5]" office:value-type="float" office:value="0.767889482578502" calcext:value-type="float">
            <text:p>0.7679</text:p>
          </table:table-cell>
          <table:table-cell table:formula="of:=[.K5]" office:value-type="float" office:value="0.819852231981852" calcext:value-type="float">
            <text:p>0.8199</text:p>
          </table:table-cell>
          <table:table-cell table:formula="of:=[.V5]/[.W5]-1" office:value-type="percentage" office:value="-0.0633806280892089" calcext:value-type="percentage">
            <text:p>-6.3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35764102486605" calcext:value-type="float">
            <text:p>0.9358</text:p>
          </table:table-cell>
          <table:table-cell table:formula="of:=[$similarity_scores.E19]" office:value-type="float" office:value="0.759852357248051" calcext:value-type="float">
            <text:p>0.7599</text:p>
          </table:table-cell>
          <table:table-cell table:formula="of:=[.D6]/[.E6]-1" office:value-type="percentage" office:value="0.231507796956308" calcext:value-type="percentage">
            <text:p>23.1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]" office:value-type="float" office:value="0.898970160007361" calcext:value-type="float">
            <text:p>0.8990</text:p>
          </table:table-cell>
          <table:table-cell table:formula="of:=[$similarity_scores.E14]" office:value-type="float" office:value="0.802598226534499" calcext:value-type="float">
            <text:p>0.8026</text:p>
          </table:table-cell>
          <table:table-cell table:formula="of:=[.J6]/[.K6]-1" office:value-type="percentage" office:value="0.120074939473742" calcext:value-type="percentage">
            <text:p>12.0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6]" office:value-type="float" office:value="0.935764102486605" calcext:value-type="float">
            <text:p>0.9358</text:p>
          </table:table-cell>
          <table:table-cell table:formula="of:=[.J6]" office:value-type="float" office:value="0.898970160007361" calcext:value-type="float">
            <text:p>0.8990</text:p>
          </table:table-cell>
          <table:table-cell table:formula="of:=[.P6]/[.Q6]-1" office:value-type="percentage" office:value="0.040928991991172" calcext:value-type="percentage">
            <text:p>4.0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6]" office:value-type="float" office:value="0.759852357248051" calcext:value-type="float">
            <text:p>0.7599</text:p>
          </table:table-cell>
          <table:table-cell table:formula="of:=[.K6]" office:value-type="float" office:value="0.802598226534499" calcext:value-type="float">
            <text:p>0.8026</text:p>
          </table:table-cell>
          <table:table-cell table:formula="of:=[.V6]/[.W6]-1" office:value-type="percentage" office:value="-0.0532593617494247" calcext:value-type="percentage">
            <text:p>-5.3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33347378451487" calcext:value-type="float">
            <text:p>0.9333</text:p>
          </table:table-cell>
          <table:table-cell table:formula="of:=[$similarity_scores.E20]" office:value-type="float" office:value="0.90162680626592" calcext:value-type="float">
            <text:p>0.9016</text:p>
          </table:table-cell>
          <table:table-cell table:formula="of:=[.D7]/[.E7]-1" office:value-type="percentage" office:value="0.035181487468122" calcext:value-type="percentage">
            <text:p>3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]" office:value-type="float" office:value="0.899749621960539" calcext:value-type="float">
            <text:p>0.8997</text:p>
          </table:table-cell>
          <table:table-cell table:formula="of:=[$similarity_scores.E15]" office:value-type="float" office:value="0.835690992331405" calcext:value-type="float">
            <text:p>0.8357</text:p>
          </table:table-cell>
          <table:table-cell table:formula="of:=[.J7]/[.K7]-1" office:value-type="percentage" office:value="0.0766534882115022" calcext:value-type="percentage">
            <text:p>7.6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7]" office:value-type="float" office:value="0.933347378451487" calcext:value-type="float">
            <text:p>0.9333</text:p>
          </table:table-cell>
          <table:table-cell table:formula="of:=[.J7]" office:value-type="float" office:value="0.899749621960539" calcext:value-type="float">
            <text:p>0.8997</text:p>
          </table:table-cell>
          <table:table-cell table:formula="of:=[.P7]/[.Q7]-1" office:value-type="percentage" office:value="0.0373412287940047" calcext:value-type="percentage">
            <text:p>3.7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7]" office:value-type="float" office:value="0.90162680626592" calcext:value-type="float">
            <text:p>0.9016</text:p>
          </table:table-cell>
          <table:table-cell table:formula="of:=[.K7]" office:value-type="float" office:value="0.835690992331405" calcext:value-type="float">
            <text:p>0.8357</text:p>
          </table:table-cell>
          <table:table-cell table:formula="of:=[.V7]/[.W7]-1" office:value-type="percentage" office:value="0.0788997542627175" calcext:value-type="percentage">
            <text:p>7.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41684835263826" calcext:value-type="float">
            <text:p>0.9417</text:p>
          </table:table-cell>
          <table:table-cell table:formula="of:=[$similarity_scores.E21]" office:value-type="float" office:value="0.763034152052225" calcext:value-type="float">
            <text:p>0.7630</text:p>
          </table:table-cell>
          <table:table-cell table:formula="of:=[.D8]/[.E8]-1" office:value-type="percentage" office:value="0.234131962155442" calcext:value-type="percentage">
            <text:p>23.4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]" office:value-type="float" office:value="0.908310475242941" calcext:value-type="float">
            <text:p>0.9083</text:p>
          </table:table-cell>
          <table:table-cell table:formula="of:=[$similarity_scores.E16]" office:value-type="float" office:value="0.745041410062608" calcext:value-type="float">
            <text:p>0.7450</text:p>
          </table:table-cell>
          <table:table-cell table:formula="of:=[.J8]/[.K8]-1" office:value-type="percentage" office:value="0.219140926900443" calcext:value-type="percentage">
            <text:p>21.9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8]" office:value-type="float" office:value="0.941684835263826" calcext:value-type="float">
            <text:p>0.9417</text:p>
          </table:table-cell>
          <table:table-cell table:formula="of:=[.J8]" office:value-type="float" office:value="0.908310475242941" calcext:value-type="float">
            <text:p>0.9083</text:p>
          </table:table-cell>
          <table:table-cell table:formula="of:=[.P8]/[.Q8]-1" office:value-type="percentage" office:value="0.036743339343255" calcext:value-type="percentage">
            <text:p>3.6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8]" office:value-type="float" office:value="0.763034152052225" calcext:value-type="float">
            <text:p>0.7630</text:p>
          </table:table-cell>
          <table:table-cell table:formula="of:=[.K8]" office:value-type="float" office:value="0.745041410062608" calcext:value-type="float">
            <text:p>0.7450</text:p>
          </table:table-cell>
          <table:table-cell table:formula="of:=[.V8]/[.W8]-1" office:value-type="percentage" office:value="0.0241499891772519" calcext:value-type="percentage">
            <text:p>2.41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61612308585064" calcext:value-type="float">
            <text:p>0.7616</text:p>
          </table:table-cell>
          <table:table-cell table:formula="of:=[$similarity_scores.E37]" office:value-type="float" office:value="0.756457388568315" calcext:value-type="float">
            <text:p>0.7565</text:p>
          </table:table-cell>
          <table:table-cell table:formula="of:=[.D9]/[.E9]-1" office:value-type="percentage" office:value="0.00681455438819278" calcext:value-type="percentage">
            <text:p>0.68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2]" office:value-type="float" office:value="0.647389165322463" calcext:value-type="float">
            <text:p>0.6474</text:p>
          </table:table-cell>
          <table:table-cell table:formula="of:=[$similarity_scores.E32]" office:value-type="float" office:value="0.581243544544835" calcext:value-type="float">
            <text:p>0.5812</text:p>
          </table:table-cell>
          <table:table-cell table:formula="of:=[.J9]/[.K9]-1" office:value-type="percentage" office:value="0.113800181349843" calcext:value-type="percentage">
            <text:p>11.38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D9]" office:value-type="float" office:value="0.761612308585064" calcext:value-type="float">
            <text:p>0.7616</text:p>
          </table:table-cell>
          <table:table-cell table:formula="of:=[.J9]" office:value-type="float" office:value="0.647389165322463" calcext:value-type="float">
            <text:p>0.6474</text:p>
          </table:table-cell>
          <table:table-cell table:formula="of:=[.P9]/[.Q9]-1" office:value-type="percentage" office:value="0.176436600086915" calcext:value-type="percentage">
            <text:p>17.64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E9]" office:value-type="float" office:value="0.756457388568315" calcext:value-type="float">
            <text:p>0.7565</text:p>
          </table:table-cell>
          <table:table-cell table:formula="of:=[.K9]" office:value-type="float" office:value="0.581243544544835" calcext:value-type="float">
            <text:p>0.5812</text:p>
          </table:table-cell>
          <table:table-cell table:formula="of:=[.V9]/[.W9]-1" office:value-type="percentage" office:value="0.301446520426627" calcext:value-type="percentage">
            <text:p>30.1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91389187506933" calcext:value-type="float">
            <text:p>0.8914</text:p>
          </table:table-cell>
          <table:table-cell table:formula="of:=[$similarity_scores.E38]" office:value-type="float" office:value="0.734955755862115" calcext:value-type="float">
            <text:p>0.7350</text:p>
          </table:table-cell>
          <table:table-cell table:formula="of:=[.D10]/[.E10]-1" office:value-type="percentage" office:value="0.212847413462759" calcext:value-type="percentage">
            <text:p>21.2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3]" office:value-type="float" office:value="0.849209130263921" calcext:value-type="float">
            <text:p>0.8492</text:p>
          </table:table-cell>
          <table:table-cell table:formula="of:=[$similarity_scores.E33]" office:value-type="float" office:value="0.783004569052547" calcext:value-type="float">
            <text:p>0.7830</text:p>
          </table:table-cell>
          <table:table-cell table:formula="of:=[.J10]/[.K10]-1" office:value-type="percentage" office:value="0.0845519474956356" calcext:value-type="percentage">
            <text:p>8.46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0]" office:value-type="float" office:value="0.891389187506933" calcext:value-type="float">
            <text:p>0.8914</text:p>
          </table:table-cell>
          <table:table-cell table:formula="of:=[.J10]" office:value-type="float" office:value="0.849209130263921" calcext:value-type="float">
            <text:p>0.8492</text:p>
          </table:table-cell>
          <table:table-cell table:formula="of:=[.P10]/[.Q10]-1" office:value-type="percentage" office:value="0.0496698112865357" calcext:value-type="percentage">
            <text:p>4.9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0]" office:value-type="float" office:value="0.734955755862115" calcext:value-type="float">
            <text:p>0.7350</text:p>
          </table:table-cell>
          <table:table-cell table:formula="of:=[.K10]" office:value-type="float" office:value="0.783004569052547" calcext:value-type="float">
            <text:p>0.7830</text:p>
          </table:table-cell>
          <table:table-cell table:formula="of:=[.V10]/[.W10]-1" office:value-type="percentage" office:value="-0.0613646651494925" calcext:value-type="percentage">
            <text:p>-6.1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88329093353359" calcext:value-type="float">
            <text:p>0.8883</text:p>
          </table:table-cell>
          <table:table-cell table:formula="of:=[$similarity_scores.E39]" office:value-type="float" office:value="0.735147464452114" calcext:value-type="float">
            <text:p>0.7351</text:p>
          </table:table-cell>
          <table:table-cell table:formula="of:=[.D11]/[.E11]-1" office:value-type="percentage" office:value="0.208368574072967" calcext:value-type="percentage">
            <text:p>20.8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4]" office:value-type="float" office:value="0.855462994579094" calcext:value-type="float">
            <text:p>0.8555</text:p>
          </table:table-cell>
          <table:table-cell table:formula="of:=[$similarity_scores.E34]" office:value-type="float" office:value="0.752904795971704" calcext:value-type="float">
            <text:p>0.7529</text:p>
          </table:table-cell>
          <table:table-cell table:formula="of:=[.J11]/[.K11]-1" office:value-type="percentage" office:value="0.136216689223008" calcext:value-type="percentage">
            <text:p>13.6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1]" office:value-type="float" office:value="0.888329093353359" calcext:value-type="float">
            <text:p>0.8883</text:p>
          </table:table-cell>
          <table:table-cell table:formula="of:=[.J11]" office:value-type="float" office:value="0.855462994579094" calcext:value-type="float">
            <text:p>0.8555</text:p>
          </table:table-cell>
          <table:table-cell table:formula="of:=[.P11]/[.Q11]-1" office:value-type="percentage" office:value="0.0384190771342903" calcext:value-type="percentage">
            <text:p>3.8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1]" office:value-type="float" office:value="0.735147464452114" calcext:value-type="float">
            <text:p>0.7351</text:p>
          </table:table-cell>
          <table:table-cell table:formula="of:=[.K11]" office:value-type="float" office:value="0.752904795971704" calcext:value-type="float">
            <text:p>0.7529</text:p>
          </table:table-cell>
          <table:table-cell table:formula="of:=[.V11]/[.W11]-1" office:value-type="percentage" office:value="-0.0235850955055636" calcext:value-type="percentage">
            <text:p>-2.3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4692966015288" calcext:value-type="float">
            <text:p>0.8469</text:p>
          </table:table-cell>
          <table:table-cell table:formula="of:=[$similarity_scores.E40]" office:value-type="float" office:value="0.833746758550234" calcext:value-type="float">
            <text:p>0.8337</text:p>
          </table:table-cell>
          <table:table-cell table:formula="of:=[.D12]/[.E12]-1" office:value-type="percentage" office:value="0.0158116376075268" calcext:value-type="percentage">
            <text:p>1.5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25]" office:value-type="float" office:value="0.809927488158043" calcext:value-type="float">
            <text:p>0.8099</text:p>
          </table:table-cell>
          <table:table-cell table:formula="of:=[$similarity_scores.E35]" office:value-type="float" office:value="0.780825089229627" calcext:value-type="float">
            <text:p>0.7808</text:p>
          </table:table-cell>
          <table:table-cell table:formula="of:=[.J12]/[.K12]-1" office:value-type="percentage" office:value="0.0372713419815041" calcext:value-type="percentage">
            <text:p>3.7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2]" office:value-type="float" office:value="0.84692966015288" calcext:value-type="float">
            <text:p>0.8469</text:p>
          </table:table-cell>
          <table:table-cell table:formula="of:=[.J12]" office:value-type="float" office:value="0.809927488158043" calcext:value-type="float">
            <text:p>0.8099</text:p>
          </table:table-cell>
          <table:table-cell table:formula="of:=[.P12]/[.Q12]-1" office:value-type="percentage" office:value="0.0456857836483462" calcext:value-type="percentage">
            <text:p>4.5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2]" office:value-type="float" office:value="0.833746758550234" calcext:value-type="float">
            <text:p>0.8337</text:p>
          </table:table-cell>
          <table:table-cell table:formula="of:=[.K12]" office:value-type="float" office:value="0.780825089229627" calcext:value-type="float">
            <text:p>0.7808</text:p>
          </table:table-cell>
          <table:table-cell table:formula="of:=[.V12]/[.W12]-1" office:value-type="percentage" office:value="0.0677765994594506" calcext:value-type="percentage">
            <text:p>6.7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99596991592051" calcext:value-type="float">
            <text:p>0.6996</text:p>
          </table:table-cell>
          <table:table-cell table:formula="of:=[$similarity_scores.E41]" office:value-type="float" office:value="0.660863957453313" calcext:value-type="float">
            <text:p>0.6609</text:p>
          </table:table-cell>
          <table:table-cell table:formula="of:=[.D13]/[.E13]-1" office:value-type="percentage" office:value="0.0586096937227409" calcext:value-type="percentage">
            <text:p>5.8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26]" office:value-type="float" office:value="0.580142685307118" calcext:value-type="float">
            <text:p>0.5801</text:p>
          </table:table-cell>
          <table:table-cell table:formula="of:=[$similarity_scores.E36]" office:value-type="float" office:value="0.572855418305057" calcext:value-type="float">
            <text:p>0.5729</text:p>
          </table:table-cell>
          <table:table-cell table:formula="of:=[.J13]/[.K13]-1" office:value-type="percentage" office:value="0.0127209532618575" calcext:value-type="percentage">
            <text:p>1.2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3]" office:value-type="float" office:value="0.699596991592051" calcext:value-type="float">
            <text:p>0.6996</text:p>
          </table:table-cell>
          <table:table-cell table:formula="of:=[.J13]" office:value-type="float" office:value="0.580142685307118" calcext:value-type="float">
            <text:p>0.5801</text:p>
          </table:table-cell>
          <table:table-cell table:formula="of:=[.P13]/[.Q13]-1" office:value-type="percentage" office:value="0.205905045965883" calcext:value-type="percentage">
            <text:p>20.5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3]" office:value-type="float" office:value="0.660863957453313" calcext:value-type="float">
            <text:p>0.6609</text:p>
          </table:table-cell>
          <table:table-cell table:formula="of:=[.K13]" office:value-type="float" office:value="0.572855418305057" calcext:value-type="float">
            <text:p>0.5729</text:p>
          </table:table-cell>
          <table:table-cell table:formula="of:=[.V13]/[.W13]-1" office:value-type="percentage" office:value="0.153631328841494" calcext:value-type="percentage">
            <text:p>15.36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778289882200814" calcext:value-type="float">
            <text:p>0.7783</text:p>
          </table:table-cell>
          <table:table-cell table:formula="of:=[$similarity_scores.E57]" office:value-type="float" office:value="0.785278998237024" calcext:value-type="float">
            <text:p>0.7853</text:p>
          </table:table-cell>
          <table:table-cell table:formula="of:=[.D14]/[.E14]-1" office:value-type="percentage" office:value="-0.00890016930530535" calcext:value-type="percentage">
            <text:p>-0.89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2]" office:value-type="float" office:value="0.679250087844804" calcext:value-type="float">
            <text:p>0.6793</text:p>
          </table:table-cell>
          <table:table-cell table:formula="of:=[$similarity_scores.E52]" office:value-type="float" office:value="0.707096484154413" calcext:value-type="float">
            <text:p>0.7071</text:p>
          </table:table-cell>
          <table:table-cell table:formula="of:=[.J14]/[.K14]-1" office:value-type="percentage" office:value="-0.0393813248030906" calcext:value-type="percentage">
            <text:p>-3.9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D14]" office:value-type="float" office:value="0.778289882200814" calcext:value-type="float">
            <text:p>0.7783</text:p>
          </table:table-cell>
          <table:table-cell table:formula="of:=[.J14]" office:value-type="float" office:value="0.679250087844804" calcext:value-type="float">
            <text:p>0.6793</text:p>
          </table:table-cell>
          <table:table-cell table:formula="of:=[.P14]/[.Q14]-1" office:value-type="percentage" office:value="0.145807554725908" calcext:value-type="percentage">
            <text:p>14.5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E14]" office:value-type="float" office:value="0.785278998237024" calcext:value-type="float">
            <text:p>0.7853</text:p>
          </table:table-cell>
          <table:table-cell table:formula="of:=[.K14]" office:value-type="float" office:value="0.707096484154413" calcext:value-type="float">
            <text:p>0.7071</text:p>
          </table:table-cell>
          <table:table-cell table:formula="of:=[.V14]/[.W14]-1" office:value-type="percentage" office:value="0.110568381875221" calcext:value-type="percentage">
            <text:p>11.0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832648461763015" calcext:value-type="float">
            <text:p>0.8326</text:p>
          </table:table-cell>
          <table:table-cell table:formula="of:=[$similarity_scores.E58]" office:value-type="float" office:value="0.746383235125336" calcext:value-type="float">
            <text:p>0.7464</text:p>
          </table:table-cell>
          <table:table-cell table:formula="of:=[.D15]/[.E15]-1" office:value-type="percentage" office:value="0.115577658470843" calcext:value-type="percentage">
            <text:p>11.56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3]" office:value-type="float" office:value="0.766891603051836" calcext:value-type="float">
            <text:p>0.7669</text:p>
          </table:table-cell>
          <table:table-cell table:formula="of:=[$similarity_scores.E53]" office:value-type="float" office:value="0.764849853769927" calcext:value-type="float">
            <text:p>0.7648</text:p>
          </table:table-cell>
          <table:table-cell table:formula="of:=[.J15]/[.K15]-1" office:value-type="percentage" office:value="0.00266947724686895" calcext:value-type="percentage">
            <text:p>0.2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5]" office:value-type="float" office:value="0.832648461763015" calcext:value-type="float">
            <text:p>0.8326</text:p>
          </table:table-cell>
          <table:table-cell table:formula="of:=[.J15]" office:value-type="float" office:value="0.766891603051836" calcext:value-type="float">
            <text:p>0.7669</text:p>
          </table:table-cell>
          <table:table-cell table:formula="of:=[.P15]/[.Q15]-1" office:value-type="percentage" office:value="0.0857446586316764" calcext:value-type="percentage">
            <text:p>8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5]" office:value-type="float" office:value="0.746383235125336" calcext:value-type="float">
            <text:p>0.7464</text:p>
          </table:table-cell>
          <table:table-cell table:formula="of:=[.K15]" office:value-type="float" office:value="0.764849853769927" calcext:value-type="float">
            <text:p>0.7648</text:p>
          </table:table-cell>
          <table:table-cell table:formula="of:=[.V15]/[.W15]-1" office:value-type="percentage" office:value="-0.0241441095315232" calcext:value-type="percentage">
            <text:p>-2.4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37184917025723" calcext:value-type="float">
            <text:p>0.8372</text:p>
          </table:table-cell>
          <table:table-cell table:formula="of:=[$similarity_scores.E59]" office:value-type="float" office:value="0.778727429041966" calcext:value-type="float">
            <text:p>0.7787</text:p>
          </table:table-cell>
          <table:table-cell table:formula="of:=[.D16]/[.E16]-1" office:value-type="percentage" office:value="0.0750679709018012" calcext:value-type="percentage">
            <text:p>7.5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4]" office:value-type="float" office:value="0.794085953803914" calcext:value-type="float">
            <text:p>0.7941</text:p>
          </table:table-cell>
          <table:table-cell table:formula="of:=[$similarity_scores.E54]" office:value-type="float" office:value="0.757679933079633" calcext:value-type="float">
            <text:p>0.7577</text:p>
          </table:table-cell>
          <table:table-cell table:formula="of:=[.J16]/[.K16]-1" office:value-type="percentage" office:value="0.0480493400112985" calcext:value-type="percentage">
            <text:p>4.8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6]" office:value-type="float" office:value="0.837184917025723" calcext:value-type="float">
            <text:p>0.8372</text:p>
          </table:table-cell>
          <table:table-cell table:formula="of:=[.J16]" office:value-type="float" office:value="0.794085953803914" calcext:value-type="float">
            <text:p>0.7941</text:p>
          </table:table-cell>
          <table:table-cell table:formula="of:=[.P16]/[.Q16]-1" office:value-type="percentage" office:value="0.0542749346155178" calcext:value-type="percentage">
            <text:p>5.4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6]" office:value-type="float" office:value="0.778727429041966" calcext:value-type="float">
            <text:p>0.7787</text:p>
          </table:table-cell>
          <table:table-cell table:formula="of:=[.K16]" office:value-type="float" office:value="0.757679933079633" calcext:value-type="float">
            <text:p>0.7577</text:p>
          </table:table-cell>
          <table:table-cell table:formula="of:=[.V16]/[.W16]-1" office:value-type="percentage" office:value="0.0277788747509573" calcext:value-type="percentage">
            <text:p>2.7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826367019245274" calcext:value-type="float">
            <text:p>0.8264</text:p>
          </table:table-cell>
          <table:table-cell table:formula="of:=[$similarity_scores.E60]" office:value-type="float" office:value="0.822374066600832" calcext:value-type="float">
            <text:p>0.8224</text:p>
          </table:table-cell>
          <table:table-cell table:formula="of:=[.D17]/[.E17]-1" office:value-type="percentage" office:value="0.00485539708340554" calcext:value-type="percentage">
            <text:p>0.4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45]" office:value-type="float" office:value="0.782660177885698" calcext:value-type="float">
            <text:p>0.7827</text:p>
          </table:table-cell>
          <table:table-cell table:formula="of:=[$similarity_scores.E55]" office:value-type="float" office:value="0.742207371616679" calcext:value-type="float">
            <text:p>0.7422</text:p>
          </table:table-cell>
          <table:table-cell table:formula="of:=[.J17]/[.K17]-1" office:value-type="percentage" office:value="0.0545033744152994" calcext:value-type="percentage">
            <text:p>5.4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7]" office:value-type="float" office:value="0.826367019245274" calcext:value-type="float">
            <text:p>0.8264</text:p>
          </table:table-cell>
          <table:table-cell table:formula="of:=[.J17]" office:value-type="float" office:value="0.782660177885698" calcext:value-type="float">
            <text:p>0.7827</text:p>
          </table:table-cell>
          <table:table-cell table:formula="of:=[.P17]/[.Q17]-1" office:value-type="percentage" office:value="0.0558439570512548" calcext:value-type="percentage">
            <text:p>5.5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7]" office:value-type="float" office:value="0.822374066600832" calcext:value-type="float">
            <text:p>0.8224</text:p>
          </table:table-cell>
          <table:table-cell table:formula="of:=[.K17]" office:value-type="float" office:value="0.742207371616679" calcext:value-type="float">
            <text:p>0.7422</text:p>
          </table:table-cell>
          <table:table-cell table:formula="of:=[.V17]/[.W17]-1" office:value-type="percentage" office:value="0.108011181308445" calcext:value-type="percentage">
            <text:p>10.8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88487686327005" calcext:value-type="float">
            <text:p>0.5885</text:p>
          </table:table-cell>
          <table:table-cell table:formula="of:=[$similarity_scores.E61]" office:value-type="float" office:value="0.562132532474925" calcext:value-type="float">
            <text:p>0.5621</text:p>
          </table:table-cell>
          <table:table-cell table:formula="of:=[.D18]/[.E18]-1" office:value-type="percentage" office:value="0.0468842351750134" calcext:value-type="percentage">
            <text:p>4.6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46]" office:value-type="float" office:value="0.49802057287526" calcext:value-type="float">
            <text:p>0.4980</text:p>
          </table:table-cell>
          <table:table-cell table:formula="of:=[$similarity_scores.E56]" office:value-type="float" office:value="0.450547929637329" calcext:value-type="float">
            <text:p>0.4505</text:p>
          </table:table-cell>
          <table:table-cell table:formula="of:=[.J18]/[.K18]-1" office:value-type="percentage" office:value="0.105366466285052" calcext:value-type="percentage">
            <text:p>10.5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8]" office:value-type="float" office:value="0.588487686327005" calcext:value-type="float">
            <text:p>0.5885</text:p>
          </table:table-cell>
          <table:table-cell table:formula="of:=[.J18]" office:value-type="float" office:value="0.49802057287526" calcext:value-type="float">
            <text:p>0.4980</text:p>
          </table:table-cell>
          <table:table-cell table:formula="of:=[.P18]/[.Q18]-1" office:value-type="percentage" office:value="0.181653366103822" calcext:value-type="percentage">
            <text:p>18.1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8]" office:value-type="float" office:value="0.562132532474925" calcext:value-type="float">
            <text:p>0.5621</text:p>
          </table:table-cell>
          <table:table-cell table:formula="of:=[.K18]" office:value-type="float" office:value="0.450547929637329" calcext:value-type="float">
            <text:p>0.4505</text:p>
          </table:table-cell>
          <table:table-cell table:formula="of:=[.V18]/[.W18]-1" office:value-type="percentage" office:value="0.247664222821792" calcext:value-type="percentage">
            <text:p>24.77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710342634685274" calcext:value-type="float">
            <text:p>0.7103</text:p>
          </table:table-cell>
          <table:table-cell table:formula="of:=[$similarity_scores.E77]" office:value-type="float" office:value="0.71908012623476" calcext:value-type="float">
            <text:p>0.7191</text:p>
          </table:table-cell>
          <table:table-cell table:formula="of:=[.D19]/[.E19]-1" office:value-type="percentage" office:value="-0.0121509289865063" calcext:value-type="percentage">
            <text:p>-1.22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2]" office:value-type="float" office:value="0.617541015612855" calcext:value-type="float">
            <text:p>0.6175</text:p>
          </table:table-cell>
          <table:table-cell table:formula="of:=[$similarity_scores.E72]" office:value-type="float" office:value="0.627212150400315" calcext:value-type="float">
            <text:p>0.6272</text:p>
          </table:table-cell>
          <table:table-cell table:formula="of:=[.J19]/[.K19]-1" office:value-type="percentage" office:value="-0.0154192401746166" calcext:value-type="percentage">
            <text:p>-1.54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D19]" office:value-type="float" office:value="0.710342634685274" calcext:value-type="float">
            <text:p>0.7103</text:p>
          </table:table-cell>
          <table:table-cell table:formula="of:=[.J19]" office:value-type="float" office:value="0.617541015612855" calcext:value-type="float">
            <text:p>0.6175</text:p>
          </table:table-cell>
          <table:table-cell table:formula="of:=[.P19]/[.Q19]-1" office:value-type="percentage" office:value="0.150276041147358" calcext:value-type="percentage">
            <text:p>15.03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E19]" office:value-type="float" office:value="0.71908012623476" calcext:value-type="float">
            <text:p>0.7191</text:p>
          </table:table-cell>
          <table:table-cell table:formula="of:=[.K19]" office:value-type="float" office:value="0.627212150400315" calcext:value-type="float">
            <text:p>0.6272</text:p>
          </table:table-cell>
          <table:table-cell table:formula="of:=[.V19]/[.W19]-1" office:value-type="percentage" office:value="0.146470338267221" calcext:value-type="percentage">
            <text:p>14.6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5141329786445" calcext:value-type="float">
            <text:p>0.7514</text:p>
          </table:table-cell>
          <table:table-cell table:formula="of:=[$similarity_scores.E78]" office:value-type="float" office:value="0.684112628998837" calcext:value-type="float">
            <text:p>0.6841</text:p>
          </table:table-cell>
          <table:table-cell table:formula="of:=[.D20]/[.E20]-1" office:value-type="percentage" office:value="0.0983765918253901" calcext:value-type="percentage">
            <text:p>9.8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3]" office:value-type="float" office:value="0.682769219040527" calcext:value-type="float">
            <text:p>0.6828</text:p>
          </table:table-cell>
          <table:table-cell table:formula="of:=[$similarity_scores.E73]" office:value-type="float" office:value="0.666583776160417" calcext:value-type="float">
            <text:p>0.6666</text:p>
          </table:table-cell>
          <table:table-cell table:formula="of:=[.J20]/[.K20]-1" office:value-type="percentage" office:value="0.0242811833395347" calcext:value-type="percentage">
            <text:p>2.4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20]" office:value-type="float" office:value="0.75141329786445" calcext:value-type="float">
            <text:p>0.7514</text:p>
          </table:table-cell>
          <table:table-cell table:formula="of:=[.J20]" office:value-type="float" office:value="0.682769219040527" calcext:value-type="float">
            <text:p>0.6828</text:p>
          </table:table-cell>
          <table:table-cell table:formula="of:=[.P20]/[.Q20]-1" office:value-type="percentage" office:value="0.100537746737303" calcext:value-type="percentage">
            <text:p>10.0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20]" office:value-type="float" office:value="0.684112628998837" calcext:value-type="float">
            <text:p>0.6841</text:p>
          </table:table-cell>
          <table:table-cell table:formula="of:=[.K20]" office:value-type="float" office:value="0.666583776160417" calcext:value-type="float">
            <text:p>0.6666</text:p>
          </table:table-cell>
          <table:table-cell table:formula="of:=[.V20]/[.W20]-1" office:value-type="percentage" office:value="0.026296548859001" calcext:value-type="percentage">
            <text:p>2.6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90120742583237" calcext:value-type="float">
            <text:p>0.7901</text:p>
          </table:table-cell>
          <table:table-cell table:formula="of:=[$similarity_scores.E79]" office:value-type="float" office:value="0.739756648514599" calcext:value-type="float">
            <text:p>0.7398</text:p>
          </table:table-cell>
          <table:table-cell table:formula="of:=[.D21]/[.E21]-1" office:value-type="percentage" office:value="0.0680819755655695" calcext:value-type="percentage">
            <text:p>6.8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4]" office:value-type="float" office:value="0.736184139013594" calcext:value-type="float">
            <text:p>0.7362</text:p>
          </table:table-cell>
          <table:table-cell table:formula="of:=[$similarity_scores.E74]" office:value-type="float" office:value="0.699113039427402" calcext:value-type="float">
            <text:p>0.6991</text:p>
          </table:table-cell>
          <table:table-cell table:formula="of:=[.J21]/[.K21]-1" office:value-type="percentage" office:value="0.0530259021009747" calcext:value-type="percentage">
            <text:p>5.3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21]" office:value-type="float" office:value="0.790120742583237" calcext:value-type="float">
            <text:p>0.7901</text:p>
          </table:table-cell>
          <table:table-cell table:formula="of:=[.J21]" office:value-type="float" office:value="0.736184139013594" calcext:value-type="float">
            <text:p>0.7362</text:p>
          </table:table-cell>
          <table:table-cell table:formula="of:=[.P21]/[.Q21]-1" office:value-type="percentage" office:value="0.0732650986503354" calcext:value-type="percentage">
            <text:p>7.3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21]" office:value-type="float" office:value="0.739756648514599" calcext:value-type="float">
            <text:p>0.7398</text:p>
          </table:table-cell>
          <table:table-cell table:formula="of:=[.K21]" office:value-type="float" office:value="0.699113039427402" calcext:value-type="float">
            <text:p>0.6991</text:p>
          </table:table-cell>
          <table:table-cell table:formula="of:=[.V21]/[.W21]-1" office:value-type="percentage" office:value="0.0581359619904751" calcext:value-type="percentage">
            <text:p>5.8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56412705212246" calcext:value-type="float">
            <text:p>0.7564</text:p>
          </table:table-cell>
          <table:table-cell table:formula="of:=[$similarity_scores.E80]" office:value-type="float" office:value="0.756871805504224" calcext:value-type="float">
            <text:p>0.7569</text:p>
          </table:table-cell>
          <table:table-cell table:formula="of:=[.D22]/[.E22]-1" office:value-type="percentage" office:value="-0.000606576026004446" calcext:value-type="percentage">
            <text:p>-0.0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65]" office:value-type="float" office:value="0.707665263354413" calcext:value-type="float">
            <text:p>0.7077</text:p>
          </table:table-cell>
          <table:table-cell table:formula="of:=[$similarity_scores.E75]" office:value-type="float" office:value="0.671996607191843" calcext:value-type="float">
            <text:p>0.6720</text:p>
          </table:table-cell>
          <table:table-cell table:formula="of:=[.J22]/[.K22]-1" office:value-type="percentage" office:value="0.0530786253692912" calcext:value-type="percentage">
            <text:p>5.3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22]" office:value-type="float" office:value="0.756412705212246" calcext:value-type="float">
            <text:p>0.7564</text:p>
          </table:table-cell>
          <table:table-cell table:formula="of:=[.J22]" office:value-type="float" office:value="0.707665263354413" calcext:value-type="float">
            <text:p>0.7077</text:p>
          </table:table-cell>
          <table:table-cell table:formula="of:=[.P22]/[.Q22]-1" office:value-type="percentage" office:value="0.0688848872230421" calcext:value-type="percentage">
            <text:p>6.8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22]" office:value-type="float" office:value="0.756871805504224" calcext:value-type="float">
            <text:p>0.7569</text:p>
          </table:table-cell>
          <table:table-cell table:formula="of:=[.K22]" office:value-type="float" office:value="0.671996607191843" calcext:value-type="float">
            <text:p>0.6720</text:p>
          </table:table-cell>
          <table:table-cell table:formula="of:=[.V22]/[.W22]-1" office:value-type="percentage" office:value="0.126303016122447" calcext:value-type="percentage">
            <text:p>12.6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98369574238576" calcext:value-type="float">
            <text:p>0.4984</text:p>
          </table:table-cell>
          <table:table-cell table:formula="of:=[$similarity_scores.E81]" office:value-type="float" office:value="0.470806944774294" calcext:value-type="float">
            <text:p>0.4708</text:p>
          </table:table-cell>
          <table:table-cell table:formula="of:=[.D23]/[.E23]-1" office:value-type="percentage" office:value="0.0585433791285641" calcext:value-type="percentage">
            <text:p>5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6]" office:value-type="float" office:value="0.44693167649759" calcext:value-type="float">
            <text:p>0.4469</text:p>
          </table:table-cell>
          <table:table-cell table:formula="of:=[$similarity_scores.E76]" office:value-type="float" office:value="0.381211951100134" calcext:value-type="float">
            <text:p>0.3812</text:p>
          </table:table-cell>
          <table:table-cell table:formula="of:=[.J23]/[.K23]-1" office:value-type="percentage" office:value="0.172396812869578" calcext:value-type="percentage">
            <text:p>17.2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23]" office:value-type="float" office:value="0.498369574238576" calcext:value-type="float">
            <text:p>0.4984</text:p>
          </table:table-cell>
          <table:table-cell table:formula="of:=[.J23]" office:value-type="float" office:value="0.44693167649759" calcext:value-type="float">
            <text:p>0.4469</text:p>
          </table:table-cell>
          <table:table-cell table:formula="of:=[.P23]/[.Q23]-1" office:value-type="percentage" office:value="0.115091188308877" calcext:value-type="percentage">
            <text:p>11.5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23]" office:value-type="float" office:value="0.470806944774294" calcext:value-type="float">
            <text:p>0.4708</text:p>
          </table:table-cell>
          <table:table-cell table:formula="of:=[.K23]" office:value-type="float" office:value="0.381211951100134" calcext:value-type="float">
            <text:p>0.3812</text:p>
          </table:table-cell>
          <table:table-cell table:formula="of:=[.V23]/[.W23]-1" office:value-type="percentage" office:value="0.235026717854987" calcext:value-type="percentage">
            <text:p>23.50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4:.D23])" office:value-type="float" office:value="0.80032380226736" calcext:value-type="float">
            <text:p>0.8003</text:p>
          </table:table-cell>
          <table:table-cell table:formula="of:=AVERAGE([.E4:.E23])" office:value-type="float" office:value="0.738936665428635" calcext:value-type="float">
            <text:p>0.7389</text:p>
          </table:table-cell>
          <table:table-cell table:formula="of:=[.D24]/[.E24]-1" office:value-type="percentage" office:value="0.0830749639458164" calcext:value-type="percentage">
            <text:p>8.31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4:.J23])" office:value-type="float" office:value="0.738511117627627" calcext:value-type="float">
            <text:p>0.7385</text:p>
          </table:table-cell>
          <table:table-cell table:formula="of:=AVERAGE([.K4:.K23])" office:value-type="float" office:value="0.69160497152417" calcext:value-type="float">
            <text:p>0.6916</text:p>
          </table:table-cell>
          <table:table-cell table:formula="of:=[.J24]/[.K24]-1" office:value-type="percentage" office:value="0.0678221644359858" calcext:value-type="percentage">
            <text:p>6.7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D24]" office:value-type="float" office:value="0.80032380226736" calcext:value-type="float">
            <text:p>0.8003</text:p>
          </table:table-cell>
          <table:table-cell table:formula="of:=[.J24]" office:value-type="float" office:value="0.738511117627627" calcext:value-type="float">
            <text:p>0.7385</text:p>
          </table:table-cell>
          <table:table-cell table:formula="of:=[.P24]/[.Q24]-1" office:value-type="percentage" office:value="0.083699057690964" calcext:value-type="percentage">
            <text:p>8.37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E24]" office:value-type="float" office:value="0.738936665428635" calcext:value-type="float">
            <text:p>0.7389</text:p>
          </table:table-cell>
          <table:table-cell table:formula="of:=[.K24]" office:value-type="float" office:value="0.69160497152417" calcext:value-type="float">
            <text:p>0.6916</text:p>
          </table:table-cell>
          <table:table-cell table:formula="of:=[.V24]/[.W24]-1" office:value-type="percentage" office:value="0.0684374691525926" calcext:value-type="percentage">
            <text:p>6.84%</text:p>
          </table:table-cell>
        </table:table-row>
        <table:table-row table:style-name="ro1">
          <table:table-cell table:number-columns-repeated="3"/>
          <table:table-cell table:style-name="ce18"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29:30.957232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7:30:06.510743387</dc:date>
    <meta:editing-duration>PT12H42M5S</meta:editing-duration>
    <meta:editing-cycles>226</meta:editing-cycles>
    <meta:generator>LibreOffice/24.2.5.2$Linux_X86_64 LibreOffice_project/420$Build-2</meta:generator>
    <meta:document-statistic meta:table-count="4" meta:cell-count="232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08428997507927">
                <text:p>0.808428997507927</text:p>
                <draw:g>
                  <svg:desc>similarity_scores.E7:similarity_scores.E11</svg:desc>
                </draw:g>
              </table:table-cell>
              <table:table-cell office:value-type="float" office:value="0.761612308585064">
                <text:p>0.761612308585064</text:p>
                <draw:g>
                  <svg:desc>similarity_scores.E27:similarity_scores.E31</svg:desc>
                </draw:g>
              </table:table-cell>
              <table:table-cell office:value-type="float" office:value="0.778289882200814">
                <text:p>0.778289882200814</text:p>
                <draw:g>
                  <svg:desc>similarity_scores.E47:similarity_scores.E51</svg:desc>
                </draw:g>
              </table:table-cell>
              <table:table-cell office:value-type="float" office:value="0.710342634685274">
                <text:p>0.710342634685274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29756569301465">
                <text:p>0.929756569301465</text:p>
              </table:table-cell>
              <table:table-cell office:value-type="float" office:value="0.891389187506933">
                <text:p>0.891389187506933</text:p>
              </table:table-cell>
              <table:table-cell office:value-type="float" office:value="0.832648461763015">
                <text:p>0.832648461763015</text:p>
              </table:table-cell>
              <table:table-cell office:value-type="float" office:value="0.75141329786445">
                <text:p>0.7514132978644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35764102486605">
                <text:p>0.935764102486605</text:p>
              </table:table-cell>
              <table:table-cell office:value-type="float" office:value="0.888329093353359">
                <text:p>0.888329093353359</text:p>
              </table:table-cell>
              <table:table-cell office:value-type="float" office:value="0.837184917025723">
                <text:p>0.837184917025723</text:p>
              </table:table-cell>
              <table:table-cell office:value-type="float" office:value="0.790120742583237">
                <text:p>0.79012074258323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33347378451487">
                <text:p>0.933347378451487</text:p>
              </table:table-cell>
              <table:table-cell office:value-type="float" office:value="0.84692966015288">
                <text:p>0.84692966015288</text:p>
              </table:table-cell>
              <table:table-cell office:value-type="float" office:value="0.826367019245274">
                <text:p>0.826367019245274</text:p>
              </table:table-cell>
              <table:table-cell office:value-type="float" office:value="0.756412705212246">
                <text:p>0.75641270521224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41684835263826">
                <text:p>0.941684835263826</text:p>
              </table:table-cell>
              <table:table-cell office:value-type="float" office:value="0.699596991592051">
                <text:p>0.699596991592051</text:p>
              </table:table-cell>
              <table:table-cell office:value-type="float" office:value="0.588487686327005">
                <text:p>0.588487686327005</text:p>
              </table:table-cell>
              <table:table-cell office:value-type="float" office:value="0.498369574238576">
                <text:p>0.49836957423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99634770035115">
                <text:p>0.799634770035115</text:p>
                <draw:g>
                  <svg:desc>similarity_scores.E17:similarity_scores.E21</svg:desc>
                </draw:g>
              </table:table-cell>
              <table:table-cell office:value-type="float" office:value="0.756457388568315">
                <text:p>0.756457388568315</text:p>
                <draw:g>
                  <svg:desc>similarity_scores.E37:similarity_scores.E41</svg:desc>
                </draw:g>
              </table:table-cell>
              <table:table-cell office:value-type="float" office:value="0.785278998237024">
                <text:p>0.785278998237024</text:p>
                <draw:g>
                  <svg:desc>similarity_scores.E57:similarity_scores.E61</svg:desc>
                </draw:g>
              </table:table-cell>
              <table:table-cell office:value-type="float" office:value="0.71908012623476">
                <text:p>0.71908012623476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67889482578502">
                <text:p>0.767889482578502</text:p>
              </table:table-cell>
              <table:table-cell office:value-type="float" office:value="0.734955755862115">
                <text:p>0.734955755862115</text:p>
              </table:table-cell>
              <table:table-cell office:value-type="float" office:value="0.746383235125336">
                <text:p>0.746383235125336</text:p>
              </table:table-cell>
              <table:table-cell office:value-type="float" office:value="0.684112628998837">
                <text:p>0.68411262899883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59852357248051">
                <text:p>0.759852357248051</text:p>
              </table:table-cell>
              <table:table-cell office:value-type="float" office:value="0.735147464452114">
                <text:p>0.735147464452114</text:p>
              </table:table-cell>
              <table:table-cell office:value-type="float" office:value="0.778727429041966">
                <text:p>0.778727429041966</text:p>
              </table:table-cell>
              <table:table-cell office:value-type="float" office:value="0.739756648514599">
                <text:p>0.73975664851459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0162680626592">
                <text:p>0.90162680626592</text:p>
              </table:table-cell>
              <table:table-cell office:value-type="float" office:value="0.833746758550234">
                <text:p>0.833746758550234</text:p>
              </table:table-cell>
              <table:table-cell office:value-type="float" office:value="0.822374066600832">
                <text:p>0.822374066600832</text:p>
              </table:table-cell>
              <table:table-cell office:value-type="float" office:value="0.756871805504224">
                <text:p>0.756871805504224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63034152052225">
                <text:p>0.763034152052225</text:p>
              </table:table-cell>
              <table:table-cell office:value-type="float" office:value="0.660863957453313">
                <text:p>0.660863957453313</text:p>
              </table:table-cell>
              <table:table-cell office:value-type="float" office:value="0.562132532474925">
                <text:p>0.562132532474925</text:p>
              </table:table-cell>
              <table:table-cell office:value-type="float" office:value="0.470806944774294">
                <text:p>0.470806944774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21053364083002">
                <text:p>0.721053364083002</text:p>
                <draw:g>
                  <svg:desc>similarity_scores.E2:similarity_scores.E6</svg:desc>
                </draw:g>
              </table:table-cell>
              <table:table-cell office:value-type="float" office:value="0.647389165322463">
                <text:p>0.647389165322463</text:p>
                <draw:g>
                  <svg:desc>similarity_scores.E22:similarity_scores.E26</svg:desc>
                </draw:g>
              </table:table-cell>
              <table:table-cell office:value-type="float" office:value="0.679250087844804">
                <text:p>0.679250087844804</text:p>
                <draw:g>
                  <svg:desc>similarity_scores.E42:similarity_scores.E46</svg:desc>
                </draw:g>
              </table:table-cell>
              <table:table-cell office:value-type="float" office:value="0.617541015612855">
                <text:p>0.617541015612855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88007558647574">
                <text:p>0.888007558647574</text:p>
              </table:table-cell>
              <table:table-cell office:value-type="float" office:value="0.849209130263921">
                <text:p>0.849209130263921</text:p>
              </table:table-cell>
              <table:table-cell office:value-type="float" office:value="0.766891603051836">
                <text:p>0.766891603051836</text:p>
              </table:table-cell>
              <table:table-cell office:value-type="float" office:value="0.682769219040527">
                <text:p>0.68276921904052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98970160007361">
                <text:p>0.898970160007361</text:p>
              </table:table-cell>
              <table:table-cell office:value-type="float" office:value="0.855462994579094">
                <text:p>0.855462994579094</text:p>
              </table:table-cell>
              <table:table-cell office:value-type="float" office:value="0.794085953803914">
                <text:p>0.794085953803914</text:p>
              </table:table-cell>
              <table:table-cell office:value-type="float" office:value="0.736184139013594">
                <text:p>0.73618413901359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99749621960539">
                <text:p>0.899749621960539</text:p>
              </table:table-cell>
              <table:table-cell office:value-type="float" office:value="0.809927488158043">
                <text:p>0.809927488158043</text:p>
              </table:table-cell>
              <table:table-cell office:value-type="float" office:value="0.782660177885698">
                <text:p>0.782660177885698</text:p>
              </table:table-cell>
              <table:table-cell office:value-type="float" office:value="0.707665263354413">
                <text:p>0.70766526335441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8310475242941">
                <text:p>0.908310475242941</text:p>
              </table:table-cell>
              <table:table-cell office:value-type="float" office:value="0.580142685307118">
                <text:p>0.580142685307118</text:p>
              </table:table-cell>
              <table:table-cell office:value-type="float" office:value="0.49802057287526">
                <text:p>0.49802057287526</text:p>
              </table:table-cell>
              <table:table-cell office:value-type="float" office:value="0.44693167649759">
                <text:p>0.44693167649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689584055931171">
                <text:p>0.689584055931171</text:p>
                <draw:g>
                  <svg:desc>similarity_scores.E12:similarity_scores.E16</svg:desc>
                </draw:g>
              </table:table-cell>
              <table:table-cell office:value-type="float" office:value="0.581243544544835">
                <text:p>0.581243544544835</text:p>
                <draw:g>
                  <svg:desc>similarity_scores.E32:similarity_scores.E36</svg:desc>
                </draw:g>
              </table:table-cell>
              <table:table-cell office:value-type="float" office:value="0.707096484154413">
                <text:p>0.707096484154413</text:p>
                <draw:g>
                  <svg:desc>similarity_scores.E52:similarity_scores.E56</svg:desc>
                </draw:g>
              </table:table-cell>
              <table:table-cell office:value-type="float" office:value="0.627212150400315">
                <text:p>0.62721215040031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19852231981852">
                <text:p>0.819852231981852</text:p>
              </table:table-cell>
              <table:table-cell office:value-type="float" office:value="0.783004569052547">
                <text:p>0.783004569052547</text:p>
              </table:table-cell>
              <table:table-cell office:value-type="float" office:value="0.764849853769927">
                <text:p>0.764849853769927</text:p>
              </table:table-cell>
              <table:table-cell office:value-type="float" office:value="0.666583776160417">
                <text:p>0.666583776160417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02598226534499">
                <text:p>0.802598226534499</text:p>
              </table:table-cell>
              <table:table-cell office:value-type="float" office:value="0.752904795971704">
                <text:p>0.752904795971704</text:p>
              </table:table-cell>
              <table:table-cell office:value-type="float" office:value="0.757679933079633">
                <text:p>0.757679933079633</text:p>
              </table:table-cell>
              <table:table-cell office:value-type="float" office:value="0.699113039427402">
                <text:p>0.69911303942740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35690992331405">
                <text:p>0.835690992331405</text:p>
              </table:table-cell>
              <table:table-cell office:value-type="float" office:value="0.780825089229627">
                <text:p>0.780825089229627</text:p>
              </table:table-cell>
              <table:table-cell office:value-type="float" office:value="0.742207371616679">
                <text:p>0.742207371616679</text:p>
              </table:table-cell>
              <table:table-cell office:value-type="float" office:value="0.671996607191843">
                <text:p>0.67199660719184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5041410062608">
                <text:p>0.745041410062608</text:p>
              </table:table-cell>
              <table:table-cell office:value-type="float" office:value="0.572855418305057">
                <text:p>0.572855418305057</text:p>
              </table:table-cell>
              <table:table-cell office:value-type="float" office:value="0.450547929637329">
                <text:p>0.450547929637329</text:p>
              </table:table-cell>
              <table:table-cell office:value-type="float" office:value="0.381211951100134">
                <text:p>0.381211951100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